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4dbee" officeooo:paragraph-rsid="0014dbe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4dbee" officeooo:paragraph-rsid="0014dbe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4dbe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8pt" fo:font-weight="bold" officeooo:rsid="0014dbee" officeooo:paragraph-rsid="0014dbee" style:font-size-asian="18pt" style:font-weight-asian="bold" style:font-size-complex="18pt" style:font-weight-complex="bold"/>
    </style:style>
    <style:style style:name="P5" style:family="paragraph" style:parent-style-name="Text_20_body" style:master-page-name="">
      <style:paragraph-properties fo:margin-left="0cm" fo:margin-right="0cm" fo:margin-top="0cm" fo:margin-bottom="0cm" style:contextual-spacing="false" fo:line-height="120%" fo:text-indent="0cm" style:auto-text-indent="false" style:page-number="auto"/>
      <style:text-properties officeooo:rsid="0015f8c4" officeooo:paragraph-rsid="0015f8c4"/>
    </style:style>
    <style:style style:name="P6" style:family="paragraph" style:parent-style-name="Heading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62af4" officeooo:paragraph-rsid="00162af4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62af4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/>
      <style:text-properties officeooo:rsid="0015f8c4" officeooo:paragraph-rsid="0015f8c4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7e9ff" officeooo:paragraph-rsid="0017e9ff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8cdc3" officeooo:paragraph-rsid="0018cdc3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4dbee" officeooo:paragraph-rsid="0014dbee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8cdc3" officeooo:paragraph-rsid="0018cdc3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cb364" officeooo:paragraph-rsid="001cb364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204402" officeooo:paragraph-rsid="00204402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/>
      <style:text-properties officeooo:rsid="0014dbee" officeooo:paragraph-rsid="0014dbee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/>
      <style:text-properties officeooo:paragraph-rsid="0014dbe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</style:style>
    <style:style style:name="P20" style:family="paragraph" style:parent-style-name="Heading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4dbee" officeooo:paragraph-rsid="0014dbee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officeooo:rsid="00162af4" officeooo:paragraph-rsid="00162af4"/>
    </style:style>
    <style:style style:name="P25" style:family="paragraph" style:parent-style-name="Text_20_body" style:list-style-name="L2">
      <style:paragraph-properties fo:margin-top="0cm" fo:margin-bottom="0cm" style:contextual-spacing="false"/>
      <style:text-properties officeooo:rsid="00162af4" officeooo:paragraph-rsid="00162af4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officeooo:rsid="0017e9ff" officeooo:paragraph-rsid="0017e9ff"/>
    </style:style>
    <style:style style:name="P27" style:family="paragraph" style:parent-style-name="Text_20_body" style:list-style-name="L4">
      <style:paragraph-properties fo:margin-top="0cm" fo:margin-bottom="0cm" style:contextual-spacing="false"/>
      <style:text-properties officeooo:rsid="0018cdc3" officeooo:paragraph-rsid="0018cdc3"/>
    </style:style>
    <style:style style:name="P28" style:family="paragraph" style:parent-style-name="Text_20_body" style:list-style-name="L4">
      <style:paragraph-properties fo:margin-top="0cm" fo:margin-bottom="0cm" style:contextual-spacing="false"/>
      <style:text-properties officeooo:rsid="001a67fb" officeooo:paragraph-rsid="001a67fb"/>
    </style:style>
    <style:style style:name="P29" style:family="paragraph" style:parent-style-name="Text_20_body" style:list-style-name="L3">
      <style:paragraph-properties fo:margin-top="0cm" fo:margin-bottom="0cm" style:contextual-spacing="false"/>
      <style:text-properties officeooo:paragraph-rsid="001b5cee"/>
    </style:style>
    <style:style style:name="P30" style:family="paragraph" style:parent-style-name="Text_20_body" style:list-style-name="L4">
      <style:paragraph-properties fo:margin-top="0cm" fo:margin-bottom="0cm" style:contextual-spacing="false"/>
      <style:text-properties officeooo:rsid="001b5cee" officeooo:paragraph-rsid="001b5cee"/>
    </style:style>
    <style:style style:name="P31" style:family="paragraph" style:parent-style-name="Text_20_body" style:list-style-name="L3">
      <style:paragraph-properties fo:margin-top="0cm" fo:margin-bottom="0cm" style:contextual-spacing="false"/>
      <style:text-properties officeooo:rsid="00214199" officeooo:paragraph-rsid="00214199"/>
    </style:style>
    <style:style style:name="P32" style:family="paragraph" style:parent-style-name="Text_20_body" style:list-style-name="L4">
      <style:paragraph-properties fo:margin-top="0cm" fo:margin-bottom="0cm" style:contextual-spacing="false"/>
      <style:text-properties officeooo:rsid="00214199" officeooo:paragraph-rsid="00214199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officeooo:rsid="00214199" officeooo:paragraph-rsid="00214199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14199" officeooo:paragraph-rsid="00214199"/>
    </style:style>
    <style:style style:name="P35" style:family="paragraph" style:parent-style-name="Heading_20_2">
      <style:paragraph-properties fo:margin-top="0cm" fo:margin-bottom="0cm" style:contextual-spacing="false"/>
    </style:style>
    <style:style style:name="P36" style:family="paragraph" style:parent-style-name="Heading_20_2">
      <style:paragraph-properties fo:margin-left="0cm" fo:margin-right="0cm" fo:margin-top="0cm" fo:margin-bottom="0cm" style:contextual-spacing="false" fo:text-indent="0cm" style:auto-text-indent="false"/>
    </style:style>
    <style:style style:name="P37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officeooo:paragraph-rsid="00162af4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2070ba" officeooo:paragraph-rsid="002070ba"/>
    </style:style>
    <style:style style:name="P39" style:family="paragraph" style:parent-style-name="Heading_20_1">
      <style:paragraph-properties fo:margin-top="0cm" fo:margin-bottom="0cm" style:contextual-spacing="false"/>
    </style:style>
    <style:style style:name="P40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1b5cee"/>
    </style:style>
    <style:style style:name="T2" style:family="text">
      <style:text-properties officeooo:rsid="002070ba"/>
    </style:style>
    <style:style style:name="T3" style:family="text">
      <style:text-properties officeooo:rsid="0021419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0"/>
      <text:p text:style-name="P20"/>
      <text:p text:style-name="P20"/>
      <text:p text:style-name="P20"/>
      <text:p text:style-name="P20"/>
      <text:p text:style-name="P20">Documento de especific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Histórico de revisão</text:p>
      <text:p text:style-name="P1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3">Data</text:p>
          </table:table-cell>
          <table:table-cell table:style-name="Tabela1.A1" office:value-type="string">
            <text:p text:style-name="P13">Versão</text:p>
          </table:table-cell>
          <table:table-cell table:style-name="Tabela1.A1" office:value-type="string">
            <text:p text:style-name="P13">Descrição</text:p>
          </table:table-cell>
          <table:table-cell table:style-name="Tabela1.D1" office:value-type="string">
            <text:p text:style-name="P13">Autor</text:p>
          </table:table-cell>
        </table:table-row>
        <table:table-row>
          <table:table-cell table:style-name="Tabela1.A2" office:value-type="string">
            <text:p text:style-name="P13"><text:span text:style-name="T2">06</text:span>/04/2016</text:p>
          </table:table-cell>
          <table:table-cell table:style-name="Tabela1.A2" office:value-type="string">
            <text:p text:style-name="P13">1.0</text:p>
          </table:table-cell>
          <table:table-cell table:style-name="Tabela1.A2" office:value-type="string">
            <text:p text:style-name="P15">Foi feita a estrutura do documento</text:p>
          </table:table-cell>
          <table:table-cell table:style-name="Tabela1.D2" office:value-type="string">
            <text:p text:style-name="P38">Thiago S. Pereira</text:p>
          </table:table-cell>
        </table:table-row>
        <table:table-row>
          <table:table-cell table:style-name="Tabela1.A2" office:value-type="string">
            <text:p text:style-name="P14">1<text:span text:style-name="T2">3</text:span>/04/2016</text:p>
          </table:table-cell>
          <table:table-cell table:style-name="Tabela1.A2" office:value-type="string">
            <text:p text:style-name="P14">1.1</text:p>
          </table:table-cell>
          <table:table-cell table:style-name="Tabela1.A2" office:value-type="string">
            <text:p text:style-name="P15">Preenchimento dos itens 1 a 3</text:p>
          </table:table-cell>
          <table:table-cell table:style-name="Tabela1.D2" office:value-type="string">
            <text:p text:style-name="P38">Thiago S. Pereira</text:p>
          </table:table-cell>
        </table:table-row>
        <table:table-row>
          <table:table-cell table:style-name="Tabela1.A2" office:value-type="string">
            <text:p text:style-name="P16">27/04/2016</text:p>
          </table:table-cell>
          <table:table-cell table:style-name="Tabela1.A2" office:value-type="string">
            <text:p text:style-name="P16">2.0</text:p>
          </table:table-cell>
          <table:table-cell table:style-name="Tabela1.A2" office:value-type="string">
            <text:p text:style-name="P16">Alterações no itens 3</text:p>
          </table:table-cell>
          <table:table-cell table:style-name="Tabela1.D2" office:value-type="string">
            <text:p text:style-name="P38">Thiago S. Pereira</text:p>
          </table:table-cell>
        </table:table-row>
      </table:table>
      <text:p text:style-name="P3"/>
      <text:p text:style-name="P3"/>
      <text:p text:style-name="P3"/>
      <text:p text:style-name="P18"/>
      <text:p text:style-name="P3"><text:bookmark-start text:name="__RefHeading__210_1359475465"/><text:bookmark-end text:name="__RefHeading__210_1359475465"/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21"><text:a xlink:type="simple" xlink:href="#__RefHeading__212_1359475465" text:style-name="Index_20_Link" text:visited-style-name="Index_20_Link">1Introdução<text:tab/>3</text:a></text:p>
          <text:p text:style-name="P22"><text:a xlink:type="simple" xlink:href="#__RefHeading__214_1359475465" text:style-name="Index_20_Link" text:visited-style-name="Index_20_Link"><text:s/>Escopo<text:tab/>3</text:a></text:p>
          <text:p text:style-name="P22"><text:a xlink:type="simple" xlink:href="#__RefHeading__216_1359475465" text:style-name="Index_20_Link" text:visited-style-name="Index_20_Link"><text:s/>Descrição dos stakeholders<text:tab/>3</text:a></text:p>
          <text:p text:style-name="P21"><text:a xlink:type="simple" xlink:href="#__RefHeading__218_1359475465" text:style-name="Index_20_Link" text:visited-style-name="Index_20_Link">2Descrição geral<text:tab/>3</text:a></text:p>
          <text:p text:style-name="P22"><text:a xlink:type="simple" xlink:href="#__RefHeading__220_1359475465" text:style-name="Index_20_Link" text:visited-style-name="Index_20_Link"><text:s/>Descrição do púbico-alvo<text:tab/>3</text:a></text:p>
          <text:p text:style-name="P22"><text:a xlink:type="simple" xlink:href="#__RefHeading__222_1359475465" text:style-name="Index_20_Link" text:visited-style-name="Index_20_Link"><text:s/>Restrições<text:tab/>3</text:a></text:p>
          <text:p text:style-name="P21"><text:a xlink:type="simple" xlink:href="#__RefHeading__224_1359475465" text:style-name="Index_20_Link" text:visited-style-name="Index_20_Link">3Requisitos<text:tab/>3</text:a></text:p>
          <text:p text:style-name="P22"><text:a xlink:type="simple" xlink:href="#__RefHeading__226_1359475465" text:style-name="Index_20_Link" text:visited-style-name="Index_20_Link"><text:s/>Requisitos funcionais<text:tab/>3</text:a></text:p>
          <text:p text:style-name="P22"><text:a xlink:type="simple" xlink:href="#__RefHeading__228_1359475465" text:style-name="Index_20_Link" text:visited-style-name="Index_20_Link"><text:s/>Requisitos de qualidade<text:tab/>3</text:a></text:p>
          <text:p text:style-name="P21"><text:a xlink:type="simple" xlink:href="#__RefHeading__230_1359475465" text:style-name="Index_20_Link" text:visited-style-name="Index_20_Link">4Apêndice<text:tab/>4</text:a></text:p>
          <text:p text:style-name="P22"><text:a xlink:type="simple" xlink:href="#__RefHeading__232_1359475465" text:style-name="Index_20_Link" text:visited-style-name="Index_20_Link"><text:s/>Modelos<text:tab/>4</text:a></text:p>
          <text:p text:style-name="P22"><text:a xlink:type="simple" xlink:href="#__RefHeading__234_1359475465" text:style-name="Index_20_Link" text:visited-style-name="Index_20_Link"><text:s/>Glossário<text:tab/>4</text:a></text:p>
          <text:p text:style-name="P21"><text:a xlink:type="simple" xlink:href="#__RefHeading__236_1359475465" text:style-name="Index_20_Link" text:visited-style-name="Index_20_Link">5Índice<text:tab/>4</text:a></text:p>
        </text:index-body>
      </text:table-of-content>
      <text:p text:style-name="P2"/>
      <text:p text:style-name="P17"/>
      <text:h text:style-name="P39" text:outline-level="1"><text:bookmark-start text:name="__RefHeading__212_1359475465"/>Introdução<text:bookmark-end text:name="__RefHeading__212_1359475465"/></text:h>
      <text:p text:style-name="P7"/>
      <text:h text:style-name="P35" text:outline-level="2"><text:bookmark-start text:name="__RefHeading__214_1359475465"/><text:tab/>Escopo<text:bookmark-end text:name="__RefHeading__214_1359475465"/></text:h>
      <text:p text:style-name="P7"/>
      <text:p text:style-name="P5"><text:tab/><text:span text:style-name="T3">O objetivo deste projeto é criar um sistema para auxiliar o gerenciamento de um estacionamento. Ele ira resgistrar as vagas que estão sendo usadas a calcular o valor a ser pagor pelo cliente.</text:span></text:p>
      <text:p text:style-name="P10"/>
      <text:h text:style-name="P37" text:outline-level="2"><text:bookmark-start text:name="__RefHeading__216_1359475465"/><text:tab/>Descrição dos stakeholders<text:bookmark-end text:name="__RefHeading__216_1359475465"/></text:h>
      <text:p text:style-name="P9"/>
      <text:p text:style-name="P8">As pertes involvidas e interessadas no sistema são:</text:p>
      <text:list xml:id="list3912103943913331857" text:style-name="L1">
        <text:list-item>
          <text:p text:style-name="P33">Dono do estacionamento</text:p>
        </text:list-item>
        <text:list-item>
          <text:p text:style-name="P33">Funcionario do estacionamento</text:p>
        </text:list-item>
        <text:list-item>
          <text:p text:style-name="P24">Clientes</text:p>
        </text:list-item>
        <text:list-item>
          <text:p text:style-name="P33">Desenvolvedor do sistema</text:p>
        </text:list-item>
      </text:list>
      <text:p text:style-name="P9"/>
      <text:h text:style-name="P40" text:outline-level="1"><text:bookmark-start text:name="__RefHeading__218_1359475465"/>Descrição geral<text:bookmark-end text:name="__RefHeading__218_1359475465"/></text:h>
      <text:p text:style-name="P7"/>
      <text:h text:style-name="P36" text:outline-level="2"><text:bookmark-start text:name="__RefHeading__220_1359475465"/><text:tab/>Descrição do púbico-alvo<text:bookmark-end text:name="__RefHeading__220_1359475465"/></text:h>
      <text:p text:style-name="P7"/>
      <text:p text:style-name="P34">O publico alvo são os clientes dos estabelecimentos no centro da cidade, que precisam de um lugar para estacionar seus carros para poderem fazer compras.</text:p>
      <text:p text:style-name="P9"/>
      <text:h text:style-name="P36" text:outline-level="2"><text:bookmark-start text:name="__RefHeading__222_1359475465"/><text:tab/>Restrições<text:bookmark-end text:name="__RefHeading__222_1359475465"/></text:h>
      <text:p text:style-name="P7"/>
      <text:p text:style-name="P8">O desenvolvimento do sistema pode não ocorre se seguintes pontos não forem satisfeitos:</text:p>
      <text:list xml:id="list2005825208468071918" text:style-name="L2">
        <text:list-item>
          <text:p text:style-name="P25">Disponibilidade de um computador </text:p>
        </text:list-item>
        <text:list-item>
          <text:p text:style-name="P26">Funcionário possuir minimo de conhecimnto em manuseu de um computador</text:p>
        </text:list-item>
      </text:list>
      <text:p text:style-name="P11"><text:tab/></text:p>
      <text:h text:style-name="P40" text:outline-level="1"><text:bookmark-start text:name="__RefHeading__224_1359475465"/>Requisitos<text:bookmark-end text:name="__RefHeading__224_1359475465"/></text:h>
      <text:p text:style-name="P7"/>
      <text:h text:style-name="P36" text:outline-level="2"><text:bookmark-start text:name="__RefHeading__226_1359475465"/><text:tab/>Requisitos funcionais<text:bookmark-end text:name="__RefHeading__226_1359475465"/></text:h>
      <text:p text:style-name="P7"/>
      <text:list xml:id="list5017481464295525810" text:style-name="L3">
        <text:list-item>
          <text:p text:style-name="P31">Registrar placa </text:p>
        </text:list-item>
        <text:list-item>
          <text:p text:style-name="P31">Verificar se o estacionamento esta cheio</text:p>
        </text:list-item>
        <text:list-item>
          <text:p text:style-name="P29"><text:span text:style-name="T1">Calcular valor a ser pago pelo cliente</text:span></text:p>
        </text:list-item>
        <text:list-item>
          <text:p text:style-name="P31">Registrar pagamento</text:p>
        </text:list-item>
      </text:list>
      <text:p text:style-name="P7"/>
      <text:p text:style-name="P19"/>
      <text:h text:style-name="P36" text:outline-level="2"><text:bookmark-start text:name="__RefHeading__228_1359475465"/><text:tab/>Requisitos de qualidade<text:bookmark-end text:name="__RefHeading__228_1359475465"/></text:h>
      <text:p text:style-name="P7"/>
      <text:p text:style-name="P12">Para que o sistema possua integridade e coesão com o que foi pedido pelo cliente alguns pontos devem ser alcançados de forma satisfatoria:</text:p>
      <text:list xml:id="list1944875292301406002" text:style-name="L4">
        <text:list-item>
          <text:p text:style-name="P32">O cliente deve informar </text:p>
        </text:list-item>
        <text:list-item>
          <text:p text:style-name="P27">Todo e qualquer relatório gerado deve informar os dado referentes aos pedidos (Data, hora, preço total, endereço e status)</text:p>
        </text:list-item>
        <text:list-item>
          <text:p text:style-name="P28">Todo e qualquer cancelamento deve ser confirmado antes de ser executado</text:p>
        </text:list-item>
        <text:list-item>
          <text:p text:style-name="P30">A consulta deve retornar somente pedidos feitos no dia.</text:p>
        </text:list-item>
      </text:list>
      <text:p text:style-name="P7"/>
      <text:h text:style-name="P40" text:outline-level="1"><text:bookmark-start text:name="__RefHeading__230_1359475465"/>Apêndice<text:bookmark-end text:name="__RefHeading__230_1359475465"/></text:h>
      <text:p text:style-name="P7"/>
      <text:h text:style-name="P36" text:outline-level="2"><text:bookmark-start text:name="__RefHeading__232_1359475465"/><text:tab/>Modelos<text:bookmark-end text:name="__RefHeading__232_1359475465"/></text:h>
      <text:p text:style-name="P7"/>
      <text:h text:style-name="P36" text:outline-level="2"><text:bookmark-start text:name="__RefHeading__234_1359475465"/><text:tab/>Glossário<text:bookmark-end text:name="__RefHeading__234_1359475465"/></text:h>
      <text:p text:style-name="P7"/>
      <text:h text:style-name="P40" text:outline-level="1"><text:bookmark-start text:name="__RefHeading__236_1359475465"/>Índice<text:bookmark-end text:name="__RefHeading__236_1359475465"/></text:h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7:27:48.710285431</meta:creation-date>
    <meta:generator>LibreOffice/4.2.8.2$Linux_X86_64 LibreOffice_project/420m0$Build-2</meta:generator>
    <dc:date>2016-05-07T19:26:16.300309437</dc:date>
    <meta:editing-duration>PT1H20M38S</meta:editing-duration>
    <meta:editing-cycles>12</meta:editing-cycles>
    <meta:document-statistic meta:table-count="1" meta:image-count="0" meta:object-count="0" meta:page-count="5" meta:paragraph-count="66" meta:word-count="302" meta:character-count="1860" meta:non-whitespace-character-count="1619"/>
  </office:meta>
</office:document-meta>
</file>